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5cbb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65cbb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Renegade-15-DIS-pv</text:span></text:p>
      <text:p text:style-name="P7"><text:span text:style-name="T4">--SN: </text:span><text:span text:style-name="T3">ABC32400GJ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490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30:37.603801791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6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9-17" calcext:value-type="date">
            <text:p>2013-09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9-18" calcext:value-type="date">
            <text:p>2013-09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9-19" calcext:value-type="date">
            <text:p>2013-09-1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9-20" calcext:value-type="date">
            <text:p>2013-09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29:46.350940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